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 style:list-style-name="L1"/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background-color="#00ff66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4">GENRAL VALIDATION ON BACKEND</text:p>
      <text:p text:style-name="P14">submit date form doesn't actually get to errors other than 'this input is required' maybe not a prob?</text:p>
      <text:p text:style-name="P14"/>
      <text:p text:style-name="P14">OCCUPANCY</text:p>
      <text:p text:style-name="P14">BookingForm--Ajax for submit booking form error</text:p>
      <text:p text:style-name="P15">Shorten</text:p>
      <text:p text:style-name="P15">Extend</text:p>
      <text:p text:style-name="P14">Delete</text:p>
      <text:p text:style-name="P14"/>
      <text:p text:style-name="P14">AVAILABILITY</text:p>
      <text:p text:style-name="P14">Create Availability</text:p>
      <text:p text:style-name="P14">Edit</text:p>
      <text:p text:style-name="P14">Delete</text:p>
      <text:p text:style-name="P14"/>
      <text:p text:style-name="P14">Add Owner</text:p>
      <text:p text:style-name="P14">Remove owner</text:p>
      <text:p text:style-name="P14"/>
      <text:p text:style-name="P14">Change Preferences</text:p>
      <text:p text:style-name="P14"/>
      <text:p text:style-name="P14">Edit Availability... just needs the start and end not to be equal or overlap</text:p>
      <text:p text:style-name="P14">need delete forms, modals for ownership and whatnot</text:p>
      <text:p text:style-name="P15"/>
      <text:p text:style-name="P16">delete_booking view does not use form (delete-availability does)</text:p>
      <text:p text:style-name="P16">Js in my guests is not updated for Extend Shorten(later Delete) though Rooms master is</text:p>
      <text:p text:style-name="P15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/>
      <text:p text:style-name="P10">events die? </text:p>
      <text:p text:style-name="P10"><text:tab/>Run celery worker and scheduler to check</text:p>
      <text:p text:style-name="Standard"/>
      <text:p text:style-name="P9">Deploy <text:s/>HOW TO SET UP OWN SERVER?</text:p>
      <text:p text:style-name="P11">Emails just print to console atm. There is a link to fleshing this out on part 8.</text:p>
      <text:p text:style-name="P11">How exactly would emails fail?</text:p>
      <text:p text:style-name="P11"><text:soft-page-break/>Email Assigner form</text:p>
      <text:p text:style-name="Standard"/>
      <text:p text:style-name="P8">IMAGES</text:p>
      <text:p text:style-name="P8"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list xml:id="list3286096797575578420" text:style-name="L1">
        <text:list-item>
          <text:p text:style-name="P12">why doesnt delete avail have a modal in rooms master? Does it?</text:p>
        </text:list-item>
        <text:list-item>
          <text:p text:style-name="P12">Delete-modal seem to apply to occ even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2T13:50:35.35</dc:date>
    <dc:creator>Trevor Pierson</dc:creator>
    <meta:editing-duration>P28DT8H3M24S</meta:editing-duration>
    <meta:editing-cycles>449</meta:editing-cycles>
    <meta:generator>OpenOffice/4.1.13$Win32 OpenOffice.org_project/4113m1$Build-9810</meta:generator>
    <meta:document-statistic meta:table-count="0" meta:image-count="0" meta:object-count="0" meta:page-count="2" meta:paragraph-count="58" meta:word-count="378" meta:character-count="2375"/>
  </office:meta>
</office:document-meta>
</file>